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ilometers [km]</text:p>
          </table:table-cell>
          <table:table-cell office:value-type="string" calcext:value-type="string">
            <text:p>Refuel [liter]</text:p>
          </table:table-cell>
          <table:table-cell office:value-type="string" calcext:value-type="string">
            <text:p>Traveled distance [km]</text:p>
          </table:table-cell>
          <table:table-cell office:value-type="string" calcext:value-type="string">
            <text:p>Refuel price [Ft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5741" calcext:value-type="float">
            <text:p>21574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9143" calcext:value-type="float">
            <text:p>1914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16303" calcext:value-type="float">
            <text:p>216303</text:p>
          </table:table-cell>
          <table:table-cell office:value-type="float" office:value="46.5" calcext:value-type="float">
            <text:p>46.5</text:p>
          </table:table-cell>
          <table:table-cell office:value-type="float" office:value="562" calcext:value-type="float">
            <text:p>562</text:p>
          </table:table-cell>
          <table:table-cell office:value-type="float" office:value="19107" calcext:value-type="float">
            <text:p>191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6889" calcext:value-type="float">
            <text:p>216889</text:p>
          </table:table-cell>
          <table:table-cell office:value-type="float" office:value="44.14" calcext:value-type="float">
            <text:p>44.14</text:p>
          </table:table-cell>
          <table:table-cell office:value-type="float" office:value="586" calcext:value-type="float">
            <text:p>586</text:p>
          </table:table-cell>
          <table:table-cell office:value-type="float" office:value="19601" calcext:value-type="float">
            <text:p>196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7501" calcext:value-type="float">
            <text:p>217501</text:p>
          </table:table-cell>
          <table:table-cell office:value-type="float" office:value="47.38" calcext:value-type="float">
            <text:p>47.38</text:p>
          </table:table-cell>
          <table:table-cell office:value-type="float" office:value="612" calcext:value-type="float">
            <text:p>612</text:p>
          </table:table-cell>
          <table:table-cell office:value-type="float" office:value="19563" calcext:value-type="float">
            <text:p>1956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7851" calcext:value-type="float">
            <text:p>217851</text:p>
          </table:table-cell>
          <table:table-cell office:value-type="float" office:value="25.71" calcext:value-type="float">
            <text:p>25.71</text:p>
          </table:table-cell>
          <table:table-cell office:value-type="float" office:value="350" calcext:value-type="float">
            <text:p>350</text:p>
          </table:table-cell>
          <table:table-cell office:value-type="float" office:value="10616" calcext:value-type="float">
            <text:p>106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8543" calcext:value-type="float">
            <text:p>218543</text:p>
          </table:table-cell>
          <table:table-cell office:value-type="float" office:value="49.34" calcext:value-type="float">
            <text:p>49.34</text:p>
          </table:table-cell>
          <table:table-cell office:value-type="float" office:value="692" calcext:value-type="float">
            <text:p>692</text:p>
          </table:table-cell>
          <table:table-cell office:value-type="float" office:value="20372" calcext:value-type="float">
            <text:p>2037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18836" calcext:value-type="float">
            <text:p>218836</text:p>
          </table:table-cell>
          <table:table-cell office:value-type="float" office:value="24.15" calcext:value-type="float">
            <text:p>24.15</text:p>
          </table:table-cell>
          <table:table-cell office:value-type="float" office:value="293" calcext:value-type="float">
            <text:p>293</text:p>
          </table:table-cell>
          <table:table-cell office:value-type="float" office:value="9972" calcext:value-type="float">
            <text:p>99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9250" calcext:value-type="float">
            <text:p>219250</text:p>
          </table:table-cell>
          <table:table-cell office:value-type="float" office:value="31.35" calcext:value-type="float">
            <text:p>31.35</text:p>
          </table:table-cell>
          <table:table-cell office:value-type="float" office:value="414" calcext:value-type="float">
            <text:p>414</text:p>
          </table:table-cell>
          <table:table-cell office:value-type="float" office:value="13083" calcext:value-type="float">
            <text:p>1308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9808" calcext:value-type="float">
            <text:p>219808</text:p>
          </table:table-cell>
          <table:table-cell office:value-type="float" office:value="42.95" calcext:value-type="float">
            <text:p>42.95</text:p>
          </table:table-cell>
          <table:table-cell office:value-type="float" office:value="558" calcext:value-type="float">
            <text:p>558</text:p>
          </table:table-cell>
          <table:table-cell office:value-type="float" office:value="17004" calcext:value-type="float">
            <text:p>170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0235" calcext:value-type="float">
            <text:p>220235</text:p>
          </table:table-cell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20605" calcext:value-type="float">
            <text:p>220605</text:p>
          </table:table-cell>
          <table:table-cell office:value-type="float" office:value="42.81" calcext:value-type="float">
            <text:p>42.8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20741" calcext:value-type="float">
            <text:p>220741</text:p>
          </table:table-cell>
          <table:table-cell office:value-type="float" office:value="12.58" calcext:value-type="float">
            <text:p>12.5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1208" calcext:value-type="float">
            <text:p>221208</text:p>
          </table:table-cell>
          <table:table-cell office:value-type="float" office:value="39.48" calcext:value-type="float">
            <text:p>39.48</text:p>
          </table:table-cell>
          <table:table-cell office:value-type="float" office:value="467" calcext:value-type="float">
            <text:p>467</text:p>
          </table:table-cell>
          <table:table-cell office:value-type="float" office:value="16657" calcext:value-type="float">
            <text:p>1665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1676" calcext:value-type="float">
            <text:p>221676</text:p>
          </table:table-cell>
          <table:table-cell office:value-type="float" office:value="36.43" calcext:value-type="float">
            <text:p>36.43</text:p>
          </table:table-cell>
          <table:table-cell office:value-type="float" office:value="468" calcext:value-type="float">
            <text:p>468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22270" calcext:value-type="float">
            <text:p>222270</text:p>
          </table:table-cell>
          <table:table-cell office:value-type="float" office:value="43.81" calcext:value-type="float">
            <text:p>43.81</text:p>
          </table:table-cell>
          <table:table-cell office:value-type="float" office:value="594" calcext:value-type="float">
            <text:p>594</text:p>
          </table:table-cell>
          <table:table-cell office:value-type="float" office:value="18702" calcext:value-type="float">
            <text:p>187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2845" calcext:value-type="float">
            <text:p>222845</text:p>
          </table:table-cell>
          <table:table-cell office:value-type="float" office:value="40.05" calcext:value-type="float">
            <text:p>40.05</text:p>
          </table:table-cell>
          <table:table-cell office:value-type="float" office:value="575" calcext:value-type="float">
            <text:p>575</text:p>
          </table:table-cell>
          <table:table-cell office:value-type="float" office:value="16818" calcext:value-type="float">
            <text:p>1681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3356" calcext:value-type="float">
            <text:p>223356</text:p>
          </table:table-cell>
          <table:table-cell office:value-type="float" office:value="37.53" calcext:value-type="float">
            <text:p>37.53</text:p>
          </table:table-cell>
          <table:table-cell office:value-type="float" office:value="511" calcext:value-type="float">
            <text:p>511</text:p>
          </table:table-cell>
          <table:table-cell office:value-type="float" office:value="16360" calcext:value-type="float">
            <text:p>163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23716" calcext:value-type="float">
            <text:p>223716</text:p>
          </table:table-cell>
          <table:table-cell office:value-type="float" office:value="24.88" calcext:value-type="float">
            <text:p>24.88</text:p>
          </table:table-cell>
          <table:table-cell office:value-type="float" office:value="360" calcext:value-type="float">
            <text:p>360</text:p>
          </table:table-cell>
          <table:table-cell office:value-type="float" office:value="11821" calcext:value-type="float">
            <text:p>1182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4321" calcext:value-type="float">
            <text:p>224321</text:p>
          </table:table-cell>
          <table:table-cell office:value-type="float" office:value="41.61" calcext:value-type="float">
            <text:p>41.61</text:p>
          </table:table-cell>
          <table:table-cell office:value-type="float" office:value="605" calcext:value-type="float">
            <text:p>605</text:p>
          </table:table-cell>
          <table:table-cell office:value-type="float" office:value="17139" calcext:value-type="float">
            <text:p>1713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5033" calcext:value-type="float">
            <text:p>225033</text:p>
          </table:table-cell>
          <table:table-cell office:value-type="float" office:value="51.17" calcext:value-type="float">
            <text:p>51.17</text:p>
          </table:table-cell>
          <table:table-cell office:value-type="float" office:value="712" calcext:value-type="float">
            <text:p>712</text:p>
          </table:table-cell>
          <table:table-cell office:value-type="float" office:value="21491" calcext:value-type="float">
            <text:p>2149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5608" calcext:value-type="float">
            <text:p>225608</text:p>
          </table:table-cell>
          <table:table-cell office:value-type="float" office:value="43.09" calcext:value-type="float">
            <text:p>43.09</text:p>
          </table:table-cell>
          <table:table-cell office:value-type="float" office:value="575" calcext:value-type="float">
            <text:p>575</text:p>
          </table:table-cell>
          <table:table-cell office:value-type="float" office:value="16801" calcext:value-type="float">
            <text:p>168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25981" calcext:value-type="float">
            <text:p>225981</text:p>
          </table:table-cell>
          <table:table-cell office:value-type="float" office:value="26.51" calcext:value-type="float">
            <text:p>26.51</text:p>
          </table:table-cell>
          <table:table-cell office:value-type="float" office:value="373" calcext:value-type="float">
            <text:p>373</text:p>
          </table:table-cell>
          <table:table-cell office:value-type="float" office:value="10416" calcext:value-type="float">
            <text:p>1041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6635" calcext:value-type="float">
            <text:p>226635</text:p>
          </table:table-cell>
          <table:table-cell office:value-type="float" office:value="44.53" calcext:value-type="float">
            <text:p>44.53</text:p>
          </table:table-cell>
          <table:table-cell office:value-type="float" office:value="654" calcext:value-type="float">
            <text:p>654</text:p>
          </table:table-cell>
          <table:table-cell office:value-type="float" office:value="16249" calcext:value-type="float">
            <text:p>1624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27219" calcext:value-type="float">
            <text:p>227219</text:p>
          </table:table-cell>
          <table:table-cell office:value-type="float" office:value="44.88" calcext:value-type="float">
            <text:p>44.88</text:p>
          </table:table-cell>
          <table:table-cell office:value-type="float" office:value="584" calcext:value-type="float">
            <text:p>584</text:p>
          </table:table-cell>
          <table:table-cell office:value-type="float" office:value="15511" calcext:value-type="float">
            <text:p>1551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27781" calcext:value-type="float">
            <text:p>227781</text:p>
          </table:table-cell>
          <table:table-cell office:value-type="float" office:value="41.1" calcext:value-type="float">
            <text:p>41.1</text:p>
          </table:table-cell>
          <table:table-cell office:value-type="float" office:value="562" calcext:value-type="float">
            <text:p>562</text:p>
          </table:table-cell>
          <table:table-cell office:value-type="float" office:value="15326" calcext:value-type="float">
            <text:p>153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7:40:49.293601959</meta:creation-date>
    <dc:date>2019-06-07T07:42:51.399331986</dc:date>
    <meta:editing-duration>PT2M2S</meta:editing-duration>
    <meta:editing-cycles>1</meta:editing-cycles>
    <meta:document-statistic meta:table-count="1" meta:cell-count="130" meta:object-count="0"/>
    <meta:generator>LibreOffice/5.2.7.2$Linux_X86_64 LibreOffice_project/20m0$Build-2</meta:generator>
  </office:meta>
</office:document-meta>
</file>